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c8a1" officeooo:paragraph-rsid="0004c8a1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38d7" officeooo:paragraph-rsid="000638d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38d7" officeooo:paragraph-rsid="0006dfa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38d7" officeooo:paragraph-rsid="00089a0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6dfaf" officeooo:paragraph-rsid="0006dfaf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638d7" officeooo:paragraph-rsid="000638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4c8a1" officeooo:paragraph-rsid="0004c8a1" style:font-size-asian="18pt" style:font-size-complex="18pt"/>
    </style:style>
    <style:style style:name="T1" style:family="text">
      <style:text-properties officeooo:rsid="0006dfaf"/>
    </style:style>
    <style:style style:name="T2" style:family="text">
      <style:text-properties officeooo:rsid="00089a06"/>
    </style:style>
    <style:style style:name="T3" style:family="text">
      <style:text-properties officeooo:rsid="0008e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w to use</text:p>
      <text:p text:style-name="P1"/>
      <text:p text:style-name="P2">first you need to upload firmware to RUTX10.</text:p>
      <text:p text:style-name="P2">Open 192.168.1.1 login to your router, when you have successfully logged in need to go to system/firmware and upload new firmware to router.</text:p>
      <text:p text:style-name="P2"/>
      <text:p text:style-name="P6">How use ibm_program</text:p>
      <text:p text:style-name="P2">There are two ways to use the program:</text:p>
      <text:p text:style-name="P2"><text:tab/>First <text:span text:style-name="T1">way to</text:span> use program from router web:</text:p>
      <text:p text:style-name="P2"><text:tab/><text:tab/>Use program from router web you need to go to services/ibm_program press enable </text:p>
      <text:p text:style-name="P2"><text:tab/><text:tab/>and write your authentication data <text:span text:style-name="T1">and press save </text:span>.</text:p>
      <text:p text:style-name="P4"><text:tab/>Second way to use program <text:span text:style-name="T2">is use </text:span>from terminal, open terminal and connect to router with <text:tab/>ssh <text:span text:style-name="T2">command example “ssh root@&lt;Your router ip address&gt;”</text:span> <text:span text:style-name="T2">press enter and </text:span>write your <text:tab/>password, when you have successfully logged in <text:span text:style-name="T1">you need <text:tab/>to write in router terminal:</text:span></text:p>
      <text:p text:style-name="P3"><text:span text:style-name="T1"><text:tab/>ibm_program -a &lt;your authentication token &gt; -d &lt;Your device id&gt; -t &lt;Your type id &gt; -o <text:tab/>&lt;Your organization id&gt;</text:span></text:p>
      <text:p text:style-name="P5">If you writ<text:span text:style-name="T3">t</text:span>e<text:span text:style-name="T3">n</text:span> everything correct your router sent RAM usage to the ibm cloud iot platfor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09:00:39.073607058</meta:creation-date>
    <dc:date>2021-12-02T09:38:48.730092268</dc:date>
    <meta:editing-duration>PT6M18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11" meta:word-count="153" meta:character-count="888" meta:non-whitespace-character-count="734"/>
  </office:meta>
</office:document-meta>
</file>